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mission.getApplic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.Permission( String applicationName , String permiss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ermission.compareTo( Object th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mis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.Permission( String applicationName , String permissionName , String descrip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ermission.equals( Object th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ermissi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